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bf0f5" officeooo:paragraph-rsid="003bf0f5"/>
    </style:style>
    <style:style style:name="P2" style:family="paragraph" style:parent-style-name="Standard">
      <style:text-properties officeooo:rsid="004dffcc" officeooo:paragraph-rsid="0052d9bc"/>
    </style:style>
    <style:style style:name="P3" style:family="paragraph" style:parent-style-name="Standard">
      <style:text-properties style:text-underline-style="solid" style:text-underline-type="double" style:text-underline-width="auto" style:text-underline-color="font-color" officeooo:rsid="004dffcc" officeooo:paragraph-rsid="0052d9bc"/>
    </style:style>
    <style:style style:name="P4" style:family="paragraph" style:parent-style-name="Standard">
      <style:text-properties officeooo:rsid="00589f22" officeooo:paragraph-rsid="00589f22"/>
    </style:style>
    <style:style style:name="P5" style:family="paragraph" style:parent-style-name="Standard">
      <style:text-properties officeooo:rsid="006808ac" officeooo:paragraph-rsid="006c8844"/>
    </style:style>
    <style:style style:name="P6" style:family="paragraph" style:parent-style-name="Standard">
      <style:text-properties officeooo:paragraph-rsid="00589f22"/>
    </style:style>
    <style:style style:name="T1" style:family="text">
      <style:text-properties officeooo:rsid="003d0aa4"/>
    </style:style>
    <style:style style:name="T2" style:family="text">
      <style:text-properties officeooo:rsid="00507066"/>
    </style:style>
    <style:style style:name="T3" style:family="text">
      <style:text-properties officeooo:rsid="00557d3b"/>
    </style:style>
    <style:style style:name="T4" style:family="text">
      <style:text-properties officeooo:rsid="005b5ca0"/>
    </style:style>
    <style:style style:name="T5" style:family="text">
      <style:text-properties officeooo:rsid="005ee67c"/>
    </style:style>
    <style:style style:name="T6" style:family="text">
      <style:text-properties officeooo:rsid="006151ae"/>
    </style:style>
    <style:style style:name="T7" style:family="text">
      <style:text-properties officeooo:rsid="0064dc2a"/>
    </style:style>
    <style:style style:name="T8" style:family="text">
      <style:text-properties officeooo:rsid="006ab775"/>
    </style:style>
    <style:style style:name="T9" style:family="text">
      <style:text-properties officeooo:rsid="007276ae"/>
    </style:style>
    <style:style style:name="T10"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 Plattform befindet sich zur Zeit noch im Aufbau. Mein Zeitplan sieht vor, dass bis Ende August die geschlossene Testphase andauern wird. Danach wechselt der Projektstatus in eine öffentliche Testphase. Zudem werde ich ab August versuchen über Crowdfunding genügend Geld zu generieren, um an diesem Projekt weiter arbeiten zu können. Falls Du Interesse hast bereits jetzt als Tester und Ideenfinder mitzuwirken, kannst Du mir eine E-Mail an <text:a xlink:type="simple" xlink:href="mailto:elyoos@gmx.ch" text:style-name="Internet_20_link" text:visited-style-name="Visited_20_Internet_20_Link"><text:span text:style-name="T1">elyoos@gmx.ch</text:span></text:a><text:span text:style-name="T1"> senden.</text:span></text:p>
      <text:p text:style-name="P1"/>
      <text:p text:style-name="P2">Als ich mit diesem Projekt begann war es meine Absicht, ein soziales Netzwerk <text:span text:style-name="T7">nur</text:span> für Spiritualität zu schaffen. Spiritualität hat mein Leben zum positiven <text:span text:style-name="T9">v</text:span>erändert wie ich mir das nie hätte vorstellen können. Lange Zeit beschäftig<text:span text:style-name="T9">t</text:span>e mich dieses Thema nur am Rande. Was ich bis zu meinem dreissigsten Lebensjahr zu hören bekam, überzeugte mich nicht wirklich. Bis <text:span text:style-name="T6">mir durch ein</text:span> Erlebnis <text:span text:style-name="T6">die</text:span> Tür zu einer anderen Welt <text:span text:style-name="T6">ge</text:span>öffnet <text:span text:style-name="T6">wurde</text:span>. Seit diesem Moment erlebte ich so vieles das meinen Horizont <text:span text:style-name="T2">in kürzester Zeit</text:span> erweiterte und <text:span text:style-name="T2">mein Leben ungemein bereicherte</text:span>. <text:span text:style-name="T3">Dabei profitierte ich oft von den Erkenntnissen und Erfahrungen Anderer. Es erstaunt mich immer wieder, welches Wissen bereits vorhanden ist und wie viele Menschen sich mit diesem Thema auseinandersetzten. Mit dem Ziel dieses Wissen besser Teilen zu können ist Elyoos entstanden. Dieses Netzwerk ermöglicht es, spirituelles Wissen zu teilen ohne die Beeinflussung durch kommerzielle Werbung. Deshalb soll dieses Projekt Heute und in Zukunft komplett über Spenden finanziert werden.</text:span></text:p>
      <text:p text:style-name="P2"/>
      <text:p text:style-name="P6"><text:span text:style-name="T9">Mit der Zeit entwickelte sich die Vision von Elyoos weiter. Einer der Effekte meines Interesses für Spiritualität war, dass ich begann Dinge zu hinterfragen welche ich zuvor als gegeben ansah. Von einem Moment auf den Anderen bewegte sich nicht alles in den starren Denkmustern die ich den grössten Teil meines Lebens an den Tag legte. Der Blick auf die Welt begann sich zu verändern und ich erkannte, dass viele Probleme auf diesem Planeten existieren für welche ich mitverantwortlich bin. Um zu dieser Erkenntnis zu gelangen, muss man sich logischerweise nicht für Spiritualität interessieren. Dies ist eine Tatsache die jeder der die Augen aufmacht erkennen kann. Elyoos soll ein Werkzeug dafür sein, das Bewusstsein bezüglich dieser Probleme zu wecken, gleichzeitig wird aber nicht nur mit dem Finger gezeigt. Noch viel wichtiger ist es Lösungsvorschläge zu finden und diese in die Tat umzusetzen. Denn eines wird mir bewusster je länger ich mich mit diesem Thema beschäftige. Für vieles gibt es bereits Lösungsansätze die nur darauf warten umgesetzt zu werden.</text:span></text:p>
      <text:p text:style-name="P4"/>
      <text:p text:style-name="P5">Um eine nachhaltige, positive Veränderung in dieser Welt zu bewirken, <text:span text:style-name="T8">führt meiner Meinung nach kein Weg daran vorbei, dass wir uns mit der eigenen Person auseinandersetzten. Das haben schon Andere wie zum Beispiel Gandhi erkannt. Seine Aussage: „Sei Du selbst die Veränderung die Du Dir wünscht für diese Welt“ dürfte den meisten bekannt sein. Dabei kann die Spiritualität eine unglaublich grosse Hilfe sein. Doch soll diese Plattform nicht nur denjenigen offenstehen die sich für Spiritualität interessieren. Es soll jedem als Quelle der Inspiration zum persönlichen Wachstum dienen, was letztendlich auch ein gesellschaftliches Wachstum bedeutet. Damit wir ein erfühltes Leben führen und eine nachhaltige, gerechtere Zukunft erschaffen.</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7-09T10:40:17.459000000</dc:date>
    <meta:editing-duration>PT11H44M41S</meta:editing-duration>
    <meta:editing-cycles>59</meta:editing-cycles>
    <meta:generator>LibreOffice/5.0.6.3$Windows_x86 LibreOffice_project/490fc03b25318460cfc54456516ea2519c11d1aa</meta:generator>
    <meta:document-statistic meta:table-count="0" meta:image-count="0" meta:object-count="0" meta:page-count="1" meta:paragraph-count="4" meta:word-count="498" meta:character-count="3313" meta:non-whitespace-character-count="2819"/>
  </office:meta>
</office:document-meta>
</file>